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DejaVu Sans" fo:font-style="normal" fo:font-weight="bold" officeooo:rsid="00100ff0" officeooo:paragraph-rsid="00100ff0" fo:background-color="transparent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font-weight="bold" officeooo:rsid="000164a2" officeooo:paragraph-rsid="000164a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" fo:font-size="14pt" fo:font-style="normal" fo:font-weight="bold" officeooo:rsid="0008b96c" officeooo:paragraph-rsid="0008b96c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DejaVu Sans" fo:font-size="14pt" officeooo:rsid="0008ac0c" officeooo:paragraph-rsid="0008ac0c"/>
    </style:style>
    <style:style style:name="P5" style:family="paragraph" style:parent-style-name="Standard">
      <style:text-properties style:font-name="DejaVu Sans" officeooo:rsid="000164a2" officeooo:paragraph-rsid="000164a2"/>
    </style:style>
    <style:style style:name="P6" style:family="paragraph" style:parent-style-name="Standard">
      <style:text-properties style:font-name="DejaVu Sans" officeooo:rsid="000275d2" officeooo:paragraph-rsid="000275d2"/>
    </style:style>
    <style:style style:name="P7" style:family="paragraph" style:parent-style-name="Standard">
      <style:text-properties style:font-name="DejaVu Sans" officeooo:rsid="000275d2" officeooo:paragraph-rsid="00031fcb"/>
    </style:style>
    <style:style style:name="P8" style:family="paragraph" style:parent-style-name="Standard">
      <style:text-properties style:font-name="DejaVu Sans" officeooo:rsid="000275d2" officeooo:paragraph-rsid="0008ac0c"/>
    </style:style>
    <style:style style:name="P9" style:family="paragraph" style:parent-style-name="Standard">
      <style:text-properties style:font-name="DejaVu Sans" officeooo:rsid="000275d2" officeooo:paragraph-rsid="00063051"/>
    </style:style>
    <style:style style:name="P10" style:family="paragraph" style:parent-style-name="Standard">
      <style:text-properties style:font-name="DejaVu Sans" officeooo:rsid="000275d2" officeooo:paragraph-rsid="000893f8"/>
    </style:style>
    <style:style style:name="P11" style:family="paragraph" style:parent-style-name="Standard">
      <style:text-properties style:font-name="DejaVu Sans" officeooo:rsid="0008ac0c" officeooo:paragraph-rsid="0008b96c"/>
    </style:style>
    <style:style style:name="P12" style:family="paragraph" style:parent-style-name="Standard">
      <style:text-properties style:font-name="DejaVu Sans" officeooo:rsid="0008ac0c" officeooo:paragraph-rsid="0009f5a9"/>
    </style:style>
    <style:style style:name="P13" style:family="paragraph" style:parent-style-name="Standard">
      <style:text-properties style:font-name="DejaVu Sans" officeooo:rsid="0008ac0c" officeooo:paragraph-rsid="0008ac0c"/>
    </style:style>
    <style:style style:name="P14" style:family="paragraph" style:parent-style-name="Standard">
      <style:text-properties style:font-name="DejaVu Sans" fo:font-style="normal" fo:font-weight="bold" officeooo:rsid="000275d2" officeooo:paragraph-rsid="0009f5a9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DejaVu Sans" fo:font-style="normal" fo:font-weight="bold" officeooo:rsid="00031fcb" officeooo:paragraph-rsid="00031fcb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DejaVu Sans" fo:font-style="normal" fo:font-weight="bold" officeooo:rsid="00031fcb" officeooo:paragraph-rsid="0008ac0c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DejaVu Sans" fo:font-style="normal" fo:font-weight="bold" officeooo:rsid="00031fcb" officeooo:paragraph-rsid="00063051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DejaVu Sans" fo:font-style="normal" fo:font-weight="bold" officeooo:rsid="00063051" officeooo:paragraph-rsid="0008ac0c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DejaVu Sans" fo:font-style="normal" fo:font-weight="bold" officeooo:rsid="00063051" officeooo:paragraph-rsid="00063051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DejaVu Sans" fo:font-style="normal" fo:font-weight="bold" officeooo:rsid="000d4987" officeooo:paragraph-rsid="000d4987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DejaVu Sans" fo:font-style="normal" fo:font-weight="normal" officeooo:rsid="00031fcb" officeooo:paragraph-rsid="00031fc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DejaVu Sans" fo:font-style="normal" fo:font-weight="normal" officeooo:rsid="00031fcb" officeooo:paragraph-rsid="000893f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DejaVu Sans" fo:font-style="normal" fo:font-weight="normal" officeooo:rsid="000893f8" officeooo:paragraph-rsid="000893f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DejaVu Sans" fo:font-style="normal" fo:font-weight="normal" officeooo:rsid="0008ac0c" officeooo:paragraph-rsid="0008ac0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DejaVu Sans" officeooo:rsid="00046faf" officeooo:paragraph-rsid="00046faf"/>
    </style:style>
    <style:style style:name="P26" style:family="paragraph" style:parent-style-name="Standard">
      <style:text-properties style:font-name="DejaVu Sans" officeooo:rsid="00046faf" officeooo:paragraph-rsid="0008ac0c"/>
    </style:style>
    <style:style style:name="P27" style:family="paragraph" style:parent-style-name="Standard">
      <style:text-properties style:font-name="DejaVu Sans" officeooo:rsid="00046faf" officeooo:paragraph-rsid="00063051"/>
    </style:style>
    <style:style style:name="P28" style:family="paragraph" style:parent-style-name="Standard">
      <style:text-properties style:font-name="DejaVu Sans" officeooo:rsid="00046faf" officeooo:paragraph-rsid="000893f8"/>
    </style:style>
    <style:style style:name="P29" style:family="paragraph" style:parent-style-name="Standard">
      <style:text-properties style:font-name="DejaVu Sans" fo:font-weight="normal" officeooo:rsid="000893f8" officeooo:paragraph-rsid="000893f8" style:font-weight-asian="normal" style:font-weight-complex="normal"/>
    </style:style>
    <style:style style:name="P30" style:family="paragraph" style:parent-style-name="Preformatted_20_Text">
      <style:text-properties fo:color="#eeffff" style:font-name="DejaVu Sans" fo:font-size="13.5pt" fo:font-style="normal" fo:font-weight="bold" officeooo:rsid="000f27e2" officeooo:paragraph-rsid="000f27e2" fo:background-color="#000000" style:font-style-asian="normal" style:font-weight-asian="bold" style:font-style-complex="normal" style:font-weight-complex="bold"/>
    </style:style>
    <style:style style:name="P31" style:family="paragraph" style:parent-style-name="Preformatted_20_Text">
      <style:text-properties fo:color="#eeffff" style:font-name="DejaVu Sans" fo:font-size="13.5pt" fo:font-style="normal" fo:font-weight="bold" officeooo:rsid="000f27e2" officeooo:paragraph-rsid="00100ff0" fo:background-color="#000000" style:font-style-asian="normal" style:font-weight-asian="bold" style:font-style-complex="normal" style:font-weight-complex="bold"/>
    </style:style>
    <style:style style:name="P32" style:family="paragraph" style:parent-style-name="Preformatted_20_Text">
      <loext:graphic-properties draw:fill="solid" draw:fill-color="#212121" draw:opacity="100%"/>
      <style:paragraph-properties fo:background-color="#212121"/>
      <style:text-properties fo:color="#eeffff" style:font-name="DejaVu Sans" fo:font-size="13.5pt"/>
    </style:style>
    <style:style style:name="P33" style:family="paragraph" style:parent-style-name="Preformatted_20_Text">
      <loext:graphic-properties draw:fill="solid" draw:fill-color="#212121" draw:opacity="100%"/>
      <style:paragraph-properties fo:background-color="#212121"/>
      <style:text-properties fo:color="#eeffff" style:font-name="DejaVu Sans"/>
    </style:style>
    <style:style style:name="P34" style:family="paragraph" style:parent-style-name="Preformatted_20_Text">
      <style:text-properties fo:color="#eeffff" style:font-name="DejaVu Sans" fo:font-size="15pt" fo:font-style="normal" fo:font-weight="bold" officeooo:rsid="000f27e2" officeooo:paragraph-rsid="00100ff0" fo:background-color="#000000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Preformatted_20_Text">
      <style:text-properties fo:color="#000000" style:font-name="DejaVu Sans" fo:font-size="12pt" fo:font-style="normal" fo:font-weight="bold" officeooo:rsid="00100ff0" officeooo:paragraph-rsid="00100ff0" fo:background-color="transparent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>
      <style:text-properties fo:color="#000000" style:font-name="DejaVu Sans" fo:font-size="12pt" fo:font-style="normal" fo:font-weight="normal" officeooo:rsid="00100ff0" officeooo:paragraph-rsid="00100ff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Preformatted_20_Text">
      <loext:graphic-properties draw:fill="solid" draw:fill-color="#212121" draw:opacity="100%"/>
      <style:paragraph-properties fo:margin-top="0cm" fo:margin-bottom="0.499cm" loext:contextual-spacing="false" fo:background-color="#212121"/>
      <style:text-properties fo:color="#89ddff" style:font-name="DejaV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27e2" style:font-weight-asian="normal" style:font-weight-complex="normal"/>
    </style:style>
    <style:style style:name="T4" style:family="text">
      <style:text-properties fo:font-weight="normal" officeooo:rsid="00119128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31fcb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31fc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6305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31fc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3c06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6305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694b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893f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8ac0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031fcb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3c061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63051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893f8" style:font-style-asian="normal" style:font-weight-asian="bold" style:font-style-complex="normal" style:font-weight-complex="bold"/>
    </style:style>
    <style:style style:name="T25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14pt" fo:font-style="normal" fo:font-weight="bold" officeooo:rsid="00031fcb" style:font-style-asian="normal" style:font-weight-asian="bold" style:font-style-complex="normal" style:font-weight-complex="bold"/>
    </style:style>
    <style:style style:name="T27" style:family="text">
      <style:text-properties fo:font-size="14pt" fo:font-style="normal" fo:font-weight="bold" officeooo:rsid="0008b96c" style:font-style-asian="normal" style:font-weight-asian="bold" style:font-style-complex="normal" style:font-weight-complex="bold"/>
    </style:style>
    <style:style style:name="T28" style:family="text">
      <style:text-properties fo:font-size="14pt" fo:font-style="normal" fo:font-weight="bold" officeooo:rsid="0009f5a9" style:font-style-asian="normal" style:font-weight-asian="bold" style:font-style-complex="normal" style:font-weight-complex="bold"/>
    </style:style>
    <style:style style:name="T29" style:family="text">
      <style:text-properties officeooo:rsid="00031fcb"/>
    </style:style>
    <style:style style:name="T30" style:family="text">
      <style:text-properties fo:color="#89ddff"/>
    </style:style>
    <style:style style:name="T31" style:family="text">
      <style:text-properties fo:color="#89ddff" fo:font-style="italic"/>
    </style:style>
    <style:style style:name="T32" style:family="text">
      <style:text-properties fo:color="#89ddff" fo:font-size="13.5pt"/>
    </style:style>
    <style:style style:name="T33" style:family="text">
      <style:text-properties fo:color="#89ddff" fo:font-weight="bold" officeooo:rsid="000f27e2" fo:background-color="#000000" loext:char-shading-value="0" style:font-weight-asian="bold" style:font-weight-complex="bold"/>
    </style:style>
    <style:style style:name="T34" style:family="text">
      <style:text-properties fo:color="#82aaff"/>
    </style:style>
    <style:style style:name="T35" style:family="text">
      <style:text-properties fo:color="#82aaff" fo:font-size="13.5pt"/>
    </style:style>
    <style:style style:name="T36" style:family="text">
      <style:text-properties fo:color="#82aaff" fo:font-size="13.5pt" fo:font-style="italic"/>
    </style:style>
    <style:style style:name="T37" style:family="text">
      <style:text-properties fo:color="#82aaff" fo:font-weight="bold" officeooo:rsid="000f27e2" fo:background-color="#000000" loext:char-shading-value="0" style:font-weight-asian="bold" style:font-weight-complex="bold"/>
    </style:style>
    <style:style style:name="T38" style:family="text">
      <style:text-properties fo:color="#c792ea"/>
    </style:style>
    <style:style style:name="T39" style:family="text">
      <style:text-properties fo:color="#c792ea" fo:font-style="italic"/>
    </style:style>
    <style:style style:name="T40" style:family="text">
      <style:text-properties fo:color="#c792ea" fo:font-size="13.5pt"/>
    </style:style>
    <style:style style:name="T41" style:family="text">
      <style:text-properties fo:color="#c792ea" fo:font-size="13.5pt" fo:font-style="italic"/>
    </style:style>
    <style:style style:name="T42" style:family="text">
      <style:text-properties fo:color="#ffcb6b"/>
    </style:style>
    <style:style style:name="T43" style:family="text">
      <style:text-properties fo:color="#ffcb6b" fo:font-size="13.5pt"/>
    </style:style>
    <style:style style:name="T44" style:family="text">
      <style:text-properties fo:color="#ffcb6b" fo:font-weight="bold" officeooo:rsid="000f27e2" fo:background-color="#000000" loext:char-shading-value="0" style:font-weight-asian="bold" style:font-weight-complex="bold"/>
    </style:style>
    <style:style style:name="T45" style:family="text">
      <style:text-properties fo:font-size="13.5pt"/>
    </style:style>
    <style:style style:name="T46" style:family="text">
      <style:text-properties fo:font-size="13.5pt" fo:font-style="italic"/>
    </style:style>
    <style:style style:name="T47" style:family="text">
      <style:text-properties fo:color="#f78c6c" fo:font-size="13.5pt"/>
    </style:style>
    <style:style style:name="T48" style:family="text">
      <style:text-properties fo:color="#f78c6c" fo:font-size="13.5pt" fo:font-style="italic"/>
    </style:style>
    <style:style style:name="T49" style:family="text">
      <style:text-properties fo:color="#c3e88d" fo:font-size="13.5pt"/>
    </style:style>
    <style:style style:name="T50" style:family="text">
      <style:text-properties officeooo:rsid="001191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 Development in Android Studio using Java</text:p>
      <text:p text:style-name="P5"/>
      <text:p text:style-name="P6">In Project Tab Left side</text:p>
      <text:p text:style-name="P3"/>
      <text:p text:style-name="P11"><text:span text:style-name="T27">Application </text:span><text:span text:style-name="T25">(</text:span><text:span text:style-name="T27">app</text:span><text:span text:style-name="T25">)</text:span></text:p>
      <text:p text:style-name="P14">AndroidManifests.xml</text:p>
      <text:p text:style-name="P6">Under <text:span text:style-name="T7">app</text:span></text:p>
      <text:p text:style-name="P6"><text:span text:style-name="T1"><text:tab/></text:span><text:span text:style-name="T2">under </text:span><text:span text:style-name="T9">manifests</text:span></text:p>
      <text:p text:style-name="P6"><text:span text:style-name="T1"><text:tab/><text:tab/></text:span><text:span text:style-name="T2">Click on to </text:span><text:span text:style-name="T5">AndroidManifests.xml</text:span></text:p>
      <text:p text:style-name="P7"><text:span text:style-name="T5">AndroidManifests.xml </text:span><text:span text:style-name="T14">is kinda considered the</text:span><text:span text:style-name="T6"> </text:span><text:span text:style-name="T8">homepage.</text:span></text:p>
      <text:p text:style-name="P25"><text:span text:style-name="T14">I</text:span><text:span text:style-name="T13">ts connects to a main like MainActivity as intents.</text:span></text:p>
      <text:p text:style-name="P21"/>
      <text:p text:style-name="P12"><text:span text:style-name="T28">Java </text:span><text:span text:style-name="T26">(</text:span><text:span text:style-name="T28">java</text:span><text:span text:style-name="T26">)</text:span></text:p>
      <text:p text:style-name="P15">MainActivity.java</text:p>
      <text:p text:style-name="P7"><text:span text:style-name="T14">Under </text:span><text:span text:style-name="T21">Java</text:span><text:span text:style-name="T6"> </text:span></text:p>
      <text:p text:style-name="P7"><text:span text:style-name="T6"><text:tab/></text:span><text:span text:style-name="T14">under com.example.MyAppplication</text:span></text:p>
      <text:p text:style-name="P7"><text:span text:style-name="T14"><text:tab/><text:tab/>click on to </text:span><text:span text:style-name="T21">MainActivity.java</text:span></text:p>
      <text:p text:style-name="P25"><text:span text:style-name="T14">H</text:span><text:span text:style-name="T13">ere we connect our data from XML document and run using java</text:span></text:p>
      <text:p text:style-name="P16"/>
      <text:p text:style-name="P4"><text:span text:style-name="T21">R</text:span><text:span text:style-name="T20">esources (res)</text:span></text:p>
      <text:p text:style-name="P16">activity_main.xml <text:s/></text:p>
      <text:p text:style-name="P8"><text:span text:style-name="T14"><text:s/></text:span><text:span text:style-name="T6"><text:s/></text:span><text:span text:style-name="T14">Under </text:span><text:span text:style-name="T21">res</text:span></text:p>
      <text:p text:style-name="P8"><text:span text:style-name="T21"><text:tab/></text:span><text:span text:style-name="T15">under layout</text:span></text:p>
      <text:p text:style-name="P8"><text:span text:style-name="T15"><text:tab/><text:tab/>click on to </text:span><text:span text:style-name="T22">activity_main.xml</text:span></text:p>
      <text:p text:style-name="P26"><text:span text:style-name="T15">T</text:span><text:span text:style-name="T13">his contains the objects and layout of objects of a page.</text:span></text:p>
      <text:p text:style-name="P18"/>
      <text:p text:style-name="P19">strings.xml</text:p>
      <text:p text:style-name="P9"><text:span text:style-name="T6"><text:s/></text:span><text:span text:style-name="T14">Under </text:span><text:span text:style-name="T21">res</text:span></text:p>
      <text:p text:style-name="P9"><text:span text:style-name="T21"><text:tab/></text:span><text:span text:style-name="T15">under </text:span><text:span text:style-name="T16">values</text:span></text:p>
      <text:p text:style-name="P9"><text:span text:style-name="T15"><text:tab/><text:tab/>click on to </text:span><text:span text:style-name="T23">strings.xml</text:span></text:p>
      <text:p text:style-name="P27"><text:span text:style-name="T15">T</text:span><text:span text:style-name="T13">his contains the </text:span><text:span text:style-name="T17">strings (text) </text:span><text:span text:style-name="T18">with reference which can be reference anywhere and changed anytime.</text:span></text:p>
      <text:p text:style-name="P23"/>
      <text:p text:style-name="P28"><text:span text:style-name="T24">colors</text:span><text:span text:style-name="T23">.xml</text:span></text:p>
      <text:p text:style-name="P10"><text:span text:style-name="T14">Under </text:span><text:span text:style-name="T21">res</text:span></text:p>
      <text:p text:style-name="P10"><text:span text:style-name="T21"><text:tab/></text:span><text:span text:style-name="T15">under </text:span><text:span text:style-name="T16">values</text:span></text:p>
      <text:p text:style-name="P28"><text:span text:style-name="T18"><text:tab/><text:tab/></text:span><text:span text:style-name="T15">click on to </text:span><text:span text:style-name="T24">colors</text:span><text:span text:style-name="T23">.xml</text:span></text:p>
      <text:p text:style-name="P28"><text:span text:style-name="T15">T</text:span><text:span text:style-name="T18">his contains the colors with reference which can be reference anywhere and changed anytime.</text:span></text:p>
      <text:p text:style-name="P22"/>
      <text:p text:style-name="P28"><text:span text:style-name="T24">styles</text:span><text:span text:style-name="T23">.xml</text:span></text:p>
      <text:p text:style-name="P10"><text:span text:style-name="T14">Under </text:span><text:span text:style-name="T21">res</text:span></text:p>
      <text:p text:style-name="P10"><text:span text:style-name="T21"><text:tab/></text:span><text:span text:style-name="T15">under </text:span><text:span text:style-name="T16">values</text:span></text:p>
      <text:p text:style-name="P28"><text:span text:style-name="T15"><text:tab/><text:tab/>click on to </text:span><text:span text:style-name="T24">styles</text:span><text:span text:style-name="T23">.xml</text:span></text:p>
      <text:p text:style-name="P29"><text:span text:style-name="T12">This contains font </text:span><text:span text:style-name="T11">themes</text:span><text:span text:style-name="T12"> with reference which cane be referenced and changed anytime.</text:span></text:p>
      <text:p text:style-name="P17"/>
      <text:p text:style-name="P13"><text:span text:style-name="T21">m</text:span><text:span text:style-name="T20">ipmap</text:span></text:p>
      <text:p text:style-name="P8"><text:span text:style-name="T14">Under </text:span><text:span text:style-name="T21">res</text:span></text:p>
      <text:p text:style-name="P8"><text:span text:style-name="T21"><text:tab/></text:span><text:span text:style-name="T15">under </text:span><text:span text:style-name="T19">mipmap</text:span></text:p>
      <text:p text:style-name="P24"><text:tab/><text:tab/>under ic_launcher</text:p>
      <text:p text:style-name="P24"><text:soft-page-break/><text:tab/><text:tab/><text:tab/>android.png &amp; android.xml</text:p>
      <text:p text:style-name="P24">Here We can store image resources for our application</text:p>
      <text:p text:style-name="P24"/>
      <text:p text:style-name="P20">How to Make your first Application which <text:span text:style-name="T50">says Hi with Your Name</text:span></text:p>
      <text:p text:style-name="P20">1. Adding <text:span text:style-name="T50">Resources</text:span>:</text:p>
      <text:p text:style-name="P20"><text:tab/><text:span text:style-name="T2">in </text:span><text:span text:style-name="T29">activity_main.xml <text:s/></text:span></text:p>
      <text:p text:style-name="P20"><text:tab/><text:span text:style-name="T2">You can add objects as </text:span><text:span text:style-name="T10">PlainText</text:span><text:span text:style-name="T2"> , </text:span><text:span text:style-name="T10">EditText</text:span><text:span text:style-name="T2"> <text:s/>, </text:span><text:span text:style-name="T10">Button</text:span><text:span text:style-name="T2"> <text:s/></text:span><text:span text:style-name="T4">and many more </text:span><text:span text:style-name="T2">using the design view.</text:span></text:p>
      <text:p text:style-name="P20"><text:span text:style-name="T2"><text:tab/>In the Attributes tab on the right. Give an unique i</text:span><text:span text:style-name="T4">d to that resource</text:span></text:p>
      <text:p text:style-name="P20"><text:span text:style-name="T2"><text:tab/></text:span><text:span text:style-name="T4">And </text:span><text:span text:style-name="T2">Position the objects</text:span></text:p>
      <text:p text:style-name="P20"><text:span text:style-name="T2">The code in the activity main will be Updated.</text:span></text:p>
      <text:p text:style-name="P20">2. Linking and Programming the Objects:</text:p>
      <text:p text:style-name="P20"><text:tab/><text:span text:style-name="T2">the objects can be referred </text:span><text:span text:style-name="T3">using the code below</text:span></text:p>
      <text:p text:style-name="P30"><text:span text:style-name="T42">Button </text:span><text:span text:style-name="T30">addButton = </text:span><text:span text:style-name="T34">findViewById</text:span><text:span text:style-name="T30">(</text:span><text:span text:style-name="T42">R</text:span><text:span text:style-name="T30">.</text:span><text:span text:style-name="T42">id</text:span><text:span text:style-name="T30">.</text:span><text:span text:style-name="T31">addButton</text:span><text:span text:style-name="T30">);</text:span></text:p>
      <text:p text:style-name="P32">addButton<text:span text:style-name="T30">.</text:span><text:span text:style-name="T34">setOnClickListener</text:span><text:span text:style-name="T30">(</text:span><text:span text:style-name="T39">new </text:span><text:span text:style-name="T42">View</text:span><text:span text:style-name="T30">.</text:span><text:span text:style-name="T42">OnClickListener</text:span><text:span text:style-name="T30">() {</text:span></text:p>
      <text:p text:style-name="P33"><text:span text:style-name="T30"><text:s text:c="4"/></text:span><text:span text:style-name="T40">@Override</text:span></text:p>
      <text:p text:style-name="P33"><text:span text:style-name="T38"><text:s text:c="4"/></text:span><text:span text:style-name="T48">public </text:span><text:span text:style-name="T41">void </text:span><text:span text:style-name="T35">onClick</text:span><text:span text:style-name="T32">(</text:span><text:span text:style-name="T43">View </text:span><text:span text:style-name="T47">v</text:span><text:span text:style-name="T32">) {</text:span></text:p>
      <text:p text:style-name="P33"><text:span text:style-name="T30"><text:s text:c="8"/></text:span><text:span text:style-name="T43">EditText </text:span><text:span text:style-name="T45">firstNumEditText </text:span><text:span text:style-name="T32">= </text:span><text:span text:style-name="T35">findViewById</text:span><text:span text:style-name="T32">(</text:span><text:span text:style-name="T43">R</text:span><text:span text:style-name="T32">.</text:span><text:span text:style-name="T43">id</text:span><text:span text:style-name="T32">.</text:span><text:span text:style-name="T46">firstNumEditText</text:span><text:span text:style-name="T32">);</text:span></text:p>
      <text:p text:style-name="P33"><text:span text:style-name="T30"><text:s text:c="8"/></text:span><text:span text:style-name="T43">EditText </text:span><text:span text:style-name="T45">secondNumEditText </text:span><text:span text:style-name="T32">= </text:span><text:span text:style-name="T35">findViewById</text:span><text:span text:style-name="T32">(</text:span><text:span text:style-name="T43">R</text:span><text:span text:style-name="T32">.</text:span><text:span text:style-name="T43">id</text:span><text:span text:style-name="T32">.</text:span><text:span text:style-name="T46">secondNumEditText</text:span><text:span text:style-name="T32">);</text:span></text:p>
      <text:p text:style-name="P33"><text:span text:style-name="T30"><text:s text:c="8"/></text:span><text:span text:style-name="T43">TextView </text:span><text:span text:style-name="T45">resultTextView </text:span><text:span text:style-name="T32">= </text:span><text:span text:style-name="T35">findViewById</text:span><text:span text:style-name="T32">(</text:span><text:span text:style-name="T43">R</text:span><text:span text:style-name="T32">.</text:span><text:span text:style-name="T43">id</text:span><text:span text:style-name="T32">.</text:span><text:span text:style-name="T46">resultTextView</text:span><text:span text:style-name="T32">);</text:span></text:p>
      <text:p text:style-name="P33"><text:span text:style-name="T30"><text:s text:c="8"/></text:span><text:span text:style-name="T41">int </text:span><text:span text:style-name="T45">num1 </text:span><text:span text:style-name="T32">= </text:span><text:span text:style-name="T43">Integer</text:span><text:span text:style-name="T32">.</text:span><text:span text:style-name="T36">parseInt</text:span><text:span text:style-name="T32">(</text:span><text:span text:style-name="T45">firstNumEditText</text:span><text:span text:style-name="T32">.</text:span><text:span text:style-name="T35">getText</text:span><text:span text:style-name="T32">().</text:span><text:span text:style-name="T35">toString</text:span><text:span text:style-name="T32">());</text:span></text:p>
      <text:p text:style-name="P33"><text:span text:style-name="T30"><text:s text:c="8"/></text:span><text:span text:style-name="T41">int </text:span><text:span text:style-name="T45">num2 </text:span><text:span text:style-name="T32">= </text:span><text:span text:style-name="T43">Integer</text:span><text:span text:style-name="T32">.</text:span><text:span text:style-name="T36">parseInt</text:span><text:span text:style-name="T32">(</text:span><text:span text:style-name="T45">secondNumEditText</text:span><text:span text:style-name="T32">.</text:span><text:span text:style-name="T35">getText</text:span><text:span text:style-name="T32">().</text:span><text:span text:style-name="T35">toString</text:span><text:span text:style-name="T32">());</text:span></text:p>
      <text:p text:style-name="P33"><text:span text:style-name="T30"><text:s text:c="8"/></text:span><text:span text:style-name="T41">int </text:span><text:span text:style-name="T45">result </text:span><text:span text:style-name="T32">= </text:span><text:span text:style-name="T45">num1 </text:span><text:span text:style-name="T32">+ </text:span><text:span text:style-name="T45">num2</text:span><text:span text:style-name="T32">;</text:span></text:p>
      <text:p text:style-name="P33"><text:span text:style-name="T30"><text:s text:c="8"/></text:span><text:span text:style-name="T45">resultTextView</text:span><text:span text:style-name="T32">.</text:span><text:span text:style-name="T35">setText</text:span><text:span text:style-name="T32">(</text:span><text:span text:style-name="T43">String</text:span><text:span text:style-name="T32">.</text:span><text:span text:style-name="T36">format</text:span><text:span text:style-name="T32">(</text:span><text:span text:style-name="T49">"%d"</text:span><text:span text:style-name="T32">, </text:span><text:span text:style-name="T45">result</text:span><text:span text:style-name="T32">));</text:span></text:p>
      <text:p text:style-name="P37"><text:s text:c="4"/><text:span text:style-name="T45">}</text:span></text:p>
      <text:p text:style-name="P1">Linking a Button</text:p>
      <text:p text:style-name="P34"><text:span text:style-name="T42">Button </text:span><text:span text:style-name="T30">addButton = </text:span><text:span text:style-name="T34">findViewById</text:span><text:span text:style-name="T30">(</text:span><text:span text:style-name="T42">R</text:span><text:span text:style-name="T30">.</text:span><text:span text:style-name="T42">id</text:span><text:span text:style-name="T30">.</text:span><text:span text:style-name="T31">addButton</text:span><text:span text:style-name="T30">);</text:span></text:p>
      <text:p text:style-name="P31"><text:span text:style-name="T30"/></text:p>
      <text:p text:style-name="P36">Here The <text:span text:style-name="T44">Button</text:span> specifies that New Button Variable must be created.</text:p>
      <text:p text:style-name="P36"/>
      <text:p text:style-name="P36"><text:span text:style-name="T33">addButton</text:span> is the variable name for the Button.</text:p>
      <text:p text:style-name="P36"/>
      <text:p text:style-name="P36"><text:span text:style-name="T37">findViewById</text:span><text:span text:style-name="T33">()</text:span> <text:span text:style-name="T50">searches the </text:span></text:p>
      <text:p text:style-name="P36"/>
      <text:p text:style-name="P36">R.id.addButton </text:p>
      <text:p text:style-name="P35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2:08:36.073807597</meta:creation-date>
    <dc:date>2020-05-01T19:26:03.671570004</dc:date>
    <meta:editing-duration>PT48M3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70" meta:word-count="319" meta:character-count="2422" meta:non-whitespace-character-count="2061"/>
  </office:meta>
</office:document-meta>
</file>